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ManagerConfigurator.createReferencedFontsMatcher( Configuration referencedFontsCfg , boolean strict , FontManager font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ntManagerConfigurator.configure( FontManager fontManager , boolean stric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ontFamilyRegExFontTripletMatcher.FontFamilyRegExFontTripletMatcher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FamilyRegExFontTripletMatcher.matches( FontTriplet tri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ManagerConfigurator.FontManagerConfigurator( 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FontTripletMatcher.matches( FontTriplet tripl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rFontTripletMatcher.OrFontTripletMatcher( FontTriplet . Matcher [ ] 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